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imulation Data" table:style-name="ta1">
        <table:table-column table:style-name="co1" table:number-columns-repeated="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Simulation Type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Referenc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199.439072906003" calcext:value-type="float">
            <text:p>199.439072906003</text:p>
          </table:table-cell>
          <table:table-cell office:value-type="float" office:value="42.5738078499128" calcext:value-type="float">
            <text:p>42.5738078499128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2]" office:value-type="string" office:string-value="2D" calcext:value-type="string">
            <text:p>2D</text:p>
          </table:table-cell>
          <table:table-cell office:value-type="float" office:value="300.731117511398" calcext:value-type="float">
            <text:p>300.731117511398</text:p>
          </table:table-cell>
          <table:table-cell office:value-type="float" office:value="76.0170157012959" calcext:value-type="float">
            <text:p>76.0170157012959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3]" office:value-type="string" office:string-value="2D" calcext:value-type="string">
            <text:p>2D</text:p>
          </table:table-cell>
          <table:table-cell office:value-type="float" office:value="401.250475223212" calcext:value-type="float">
            <text:p>401.250475223212</text:p>
          </table:table-cell>
          <table:table-cell office:value-type="float" office:value="112.86984649571" calcext:value-type="float">
            <text:p>112.86984649571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4]" office:value-type="string" office:string-value="2D" calcext:value-type="string">
            <text:p>2D</text:p>
          </table:table-cell>
          <table:table-cell office:value-type="float" office:value="499.22028067191" calcext:value-type="float">
            <text:p>499.22028067191</text:p>
          </table:table-cell>
          <table:table-cell office:value-type="float" office:value="150.824862326198" calcext:value-type="float">
            <text:p>150.824862326198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5]" office:value-type="string" office:string-value="2D" calcext:value-type="string">
            <text:p>2D</text:p>
          </table:table-cell>
          <table:table-cell office:value-type="float" office:value="594.557070854439" calcext:value-type="float">
            <text:p>594.557070854439</text:p>
          </table:table-cell>
          <table:table-cell office:value-type="float" office:value="191.194173956501" calcext:value-type="float">
            <text:p>191.194173956501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6]" office:value-type="string" office:string-value="2D" calcext:value-type="string">
            <text:p>2D</text:p>
          </table:table-cell>
          <table:table-cell office:value-type="float" office:value="695.832555293198" calcext:value-type="float">
            <text:p>695.832555293198</text:p>
          </table:table-cell>
          <table:table-cell office:value-type="float" office:value="229.934834636634" calcext:value-type="float">
            <text:p>229.934834636634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7]" office:value-type="string" office:string-value="2D" calcext:value-type="string">
            <text:p>2D</text:p>
          </table:table-cell>
          <table:table-cell office:value-type="float" office:value="793.287735575359" calcext:value-type="float">
            <text:p>793.287735575359</text:p>
          </table:table-cell>
          <table:table-cell office:value-type="float" office:value="274.09661841861" calcext:value-type="float">
            <text:p>274.09661841861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8]" office:value-type="string" office:string-value="2D" calcext:value-type="string">
            <text:p>2D</text:p>
          </table:table-cell>
          <table:table-cell office:value-type="float" office:value="904.392050396543" calcext:value-type="float">
            <text:p>904.392050396543</text:p>
          </table:table-cell>
          <table:table-cell office:value-type="float" office:value="318.254104063858" calcext:value-type="float">
            <text:p>318.254104063858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9]" office:value-type="string" office:string-value="2D" calcext:value-type="string">
            <text:p>2D</text:p>
          </table:table-cell>
          <table:table-cell office:value-type="float" office:value="995.640299530804" calcext:value-type="float">
            <text:p>995.640299530804</text:p>
          </table:table-cell>
          <table:table-cell office:value-type="float" office:value="359.90415611267" calcext:value-type="float">
            <text:p>359.90415611267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10]" office:value-type="string" office:string-value="2D" calcext:value-type="string">
            <text:p>2D</text:p>
          </table:table-cell>
          <table:table-cell office:value-type="float" office:value="1488.248734125" calcext:value-type="float">
            <text:p>1488.248734125</text:p>
          </table:table-cell>
          <table:table-cell office:value-type="float" office:value="578.407169704037" calcext:value-type="float">
            <text:p>578.407169704037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11]" office:value-type="string" office:string-value="2D" calcext:value-type="string">
            <text:p>2D</text:p>
          </table:table-cell>
          <table:table-cell office:value-type="float" office:value="2003.12374860669" calcext:value-type="float">
            <text:p>2003.12374860669</text:p>
          </table:table-cell>
          <table:table-cell office:value-type="float" office:value="807.683755331708" calcext:value-type="float">
            <text:p>807.683755331708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12]" office:value-type="string" office:string-value="2D" calcext:value-type="string">
            <text:p>2D</text:p>
          </table:table-cell>
          <table:table-cell office:value-type="float" office:value="2968.14947787422" calcext:value-type="float">
            <text:p>2968.14947787422</text:p>
          </table:table-cell>
          <table:table-cell office:value-type="float" office:value="1264.30645087153" calcext:value-type="float">
            <text:p>1264.30645087153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13]" office:value-type="string" office:string-value="2D" calcext:value-type="string">
            <text:p>2D</text:p>
          </table:table-cell>
          <table:table-cell office:value-type="float" office:value="3960.25326007515" calcext:value-type="float">
            <text:p>3960.25326007515</text:p>
          </table:table-cell>
          <table:table-cell office:value-type="float" office:value="1734.73746501717" calcext:value-type="float">
            <text:p>1734.73746501717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14]" office:value-type="string" office:string-value="2D" calcext:value-type="string">
            <text:p>2D</text:p>
          </table:table-cell>
          <table:table-cell office:value-type="float" office:value="4970.43829780033" calcext:value-type="float">
            <text:p>4970.43829780033</text:p>
          </table:table-cell>
          <table:table-cell office:value-type="float" office:value="2180.06440090981" calcext:value-type="float">
            <text:p>2180.06440090981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15]" office:value-type="string" office:string-value="2D" calcext:value-type="string">
            <text:p>2D</text:p>
          </table:table-cell>
          <table:table-cell office:value-type="float" office:value="5971.60511817998" calcext:value-type="float">
            <text:p>5971.60511817998</text:p>
          </table:table-cell>
          <table:table-cell office:value-type="float" office:value="2621.93019987643" calcext:value-type="float">
            <text:p>2621.93019987643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16]" office:value-type="string" office:string-value="2D" calcext:value-type="string">
            <text:p>2D</text:p>
          </table:table-cell>
          <table:table-cell office:value-type="float" office:value="7050.13354327443" calcext:value-type="float">
            <text:p>7050.13354327443</text:p>
          </table:table-cell>
          <table:table-cell office:value-type="float" office:value="3098.41383730092" calcext:value-type="float">
            <text:p>3098.41383730092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17]" office:value-type="string" office:string-value="2D" calcext:value-type="string">
            <text:p>2D</text:p>
          </table:table-cell>
          <table:table-cell office:value-type="float" office:value="7898.29238662365" calcext:value-type="float">
            <text:p>7898.29238662365</text:p>
          </table:table-cell>
          <table:table-cell office:value-type="float" office:value="3504.02123912249" calcext:value-type="float">
            <text:p>3504.02123912249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18]" office:value-type="string" office:string-value="2D" calcext:value-type="string">
            <text:p>2D</text:p>
          </table:table-cell>
          <table:table-cell office:value-type="float" office:value="8926.14909421986" calcext:value-type="float">
            <text:p>8926.14909421986</text:p>
          </table:table-cell>
          <table:table-cell office:value-type="float" office:value="3962.79188544147" calcext:value-type="float">
            <text:p>3962.79188544147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19]" office:value-type="string" office:string-value="2D" calcext:value-type="string">
            <text:p>2D</text:p>
          </table:table-cell>
          <table:table-cell office:value-type="float" office:value="10000" calcext:value-type="float">
            <text:p>10000</text:p>
          </table:table-cell>
          <table:table-cell office:value-type="float" office:value="4442.41418923199" calcext:value-type="float">
            <text:p>4442.41418923199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19943.9072906003" calcext:value-type="float">
            <text:p>19943.9072906003</text:p>
          </table:table-cell>
          <table:table-cell office:value-type="float" office:value="8973.29652812559" calcext:value-type="float">
            <text:p>8973.29652812559</text:p>
          </table:table-cell>
          <table:table-cell office:value-type="string" calcext:value-type="string">
            <text:p>Gazzola <text:span text:style-name="T1">et al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D</text:p>
          </table:table-cell>
          <table:table-cell office:value-type="float" office:value="896.523483272656" calcext:value-type="float">
            <text:p>896.523483272656</text:p>
          </table:table-cell>
          <table:table-cell office:value-type="float" office:value="181.533700350532" calcext:value-type="float">
            <text:p>181.533700350532</text:p>
          </table:table-cell>
          <table:table-cell office:value-type="string" calcext:value-type="string">
            <text:p>Tytell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22]" office:value-type="string" office:string-value="3D" calcext:value-type="string">
            <text:p>3D</text:p>
          </table:table-cell>
          <table:table-cell office:value-type="float" office:value="986.977836692181" calcext:value-type="float">
            <text:p>986.977836692181</text:p>
          </table:table-cell>
          <table:table-cell office:value-type="float" office:value="207.099777900132" calcext:value-type="float">
            <text:p>207.099777900132</text:p>
          </table:table-cell>
          <table:table-cell office:value-type="string" calcext:value-type="string">
            <text:p>Tytell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23]" office:value-type="string" office:string-value="3D" calcext:value-type="string">
            <text:p>3D</text:p>
          </table:table-cell>
          <table:table-cell office:value-type="float" office:value="1086.55854341444" calcext:value-type="float">
            <text:p>1086.55854341444</text:p>
          </table:table-cell>
          <table:table-cell office:value-type="float" office:value="240.447936072832" calcext:value-type="float">
            <text:p>240.447936072832</text:p>
          </table:table-cell>
          <table:table-cell office:value-type="string" calcext:value-type="string">
            <text:p>Tytell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24]" office:value-type="string" office:string-value="3D" calcext:value-type="string">
            <text:p>3D</text:p>
          </table:table-cell>
          <table:table-cell office:value-type="float" office:value="1282.8013041814" calcext:value-type="float">
            <text:p>1282.8013041814</text:p>
          </table:table-cell>
          <table:table-cell office:value-type="float" office:value="296.884121354538" calcext:value-type="float">
            <text:p>296.884121354538</text:p>
          </table:table-cell>
          <table:table-cell office:value-type="string" calcext:value-type="string">
            <text:p>Tytell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25]" office:value-type="string" office:string-value="3D" calcext:value-type="string">
            <text:p>3D</text:p>
          </table:table-cell>
          <table:table-cell office:value-type="float" office:value="9324.79877478835" calcext:value-type="float">
            <text:p>9324.79877478835</text:p>
          </table:table-cell>
          <table:table-cell office:value-type="float" office:value="2424.9571853795" calcext:value-type="float">
            <text:p>2424.9571853795</text:p>
          </table:table-cell>
          <table:table-cell office:value-type="string" calcext:value-type="string">
            <text:p>Kern <text:span text:style-name="T1">et al.</text:span></text:p>
          </table:table-cell>
          <table:table-cell table:number-columns-repeated="1020"/>
        </table:table-row>
        <table:table-row table:style-name="ro1">
          <table:table-cell table:formula="of:=[.A26]" office:value-type="string" office:string-value="3D" calcext:value-type="string">
            <text:p>3D</text:p>
          </table:table-cell>
          <table:table-cell office:value-type="float" office:value="11203.0394008044" calcext:value-type="float">
            <text:p>11203.0394008044</text:p>
          </table:table-cell>
          <table:table-cell office:value-type="float" office:value="2890.98843291277" calcext:value-type="float">
            <text:p>2890.98843291277</text:p>
          </table:table-cell>
          <table:table-cell office:value-type="string" calcext:value-type="string">
            <text:p>Gazzola et al.</text:p>
          </table:table-cell>
          <table:table-cell table:number-columns-repeated="1020"/>
        </table:table-row>
        <table:table-row table:style-name="ro1">
          <table:table-cell table:formula="of:=[.A27]" office:value-type="string" office:string-value="3D" calcext:value-type="string">
            <text:p>3D</text:p>
          </table:table-cell>
          <table:table-cell office:value-type="float" office:value="12660.9645610686" calcext:value-type="float">
            <text:p>12660.9645610686</text:p>
          </table:table-cell>
          <table:table-cell office:value-type="float" office:value="3446.1805897644" calcext:value-type="float">
            <text:p>3446.1805897644</text:p>
          </table:table-cell>
          <table:table-cell office:value-type="string" calcext:value-type="string">
            <text:p>Kern et al.</text:p>
          </table:table-cell>
          <table:table-cell table:number-columns-repeated="1020"/>
        </table:table-row>
        <table:table-row table:style-name="ro1">
          <table:table-cell table:formula="of:=[.A28]" office:value-type="string" office:string-value="3D" calcext:value-type="string">
            <text:p>3D</text:p>
          </table:table-cell>
          <table:table-cell office:value-type="float" office:value="15078.846543432" calcext:value-type="float">
            <text:p>15078.846543432</text:p>
          </table:table-cell>
          <table:table-cell office:value-type="float" office:value="4036.95617277757" calcext:value-type="float">
            <text:p>4036.95617277757</text:p>
          </table:table-cell>
          <table:table-cell office:value-type="string" calcext:value-type="string">
            <text:p>Tytell et al.</text:p>
          </table:table-cell>
          <table:table-cell table:number-columns-repeated="1020"/>
        </table:table-row>
      </table:table>
      <table:table table:name="Biological Data" table:style-name="ta1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R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76.2698585902345" calcext:value-type="float">
            <text:p>76.2698585902345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93.7537818819962" calcext:value-type="float">
            <text:p>93.7537818819962</text:p>
          </table:table-cell>
          <table:table-cell office:value-type="float" office:value="11.9853766157626" calcext:value-type="float">
            <text:p>11.98537661576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96.2040327106476" calcext:value-type="float">
            <text:p>96.2040327106476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34.540036328888" calcext:value-type="float">
            <text:p>134.540036328888</text:p>
          </table:table-cell>
          <table:table-cell office:value-type="float" office:value="28.1473946445359" calcext:value-type="float">
            <text:p>28.14739464453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38.056234063894" calcext:value-type="float">
            <text:p>138.056234063894</text:p>
          </table:table-cell>
          <table:table-cell office:value-type="float" office:value="20.6351077787642" calcext:value-type="float">
            <text:p>20.63510777876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57.064642947156" calcext:value-type="float">
            <text:p>157.064642947156</text:p>
          </table:table-cell>
          <table:table-cell office:value-type="float" office:value="10.2620932111153" calcext:value-type="float">
            <text:p>10.26209321111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98.115642628306" calcext:value-type="float">
            <text:p>198.115642628306</text:p>
          </table:table-cell>
          <table:table-cell office:value-type="float" office:value="24.7319538235342" calcext:value-type="float">
            <text:p>24.73195382353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225.393390473479" calcext:value-type="float">
            <text:p>225.393390473479</text:p>
          </table:table-cell>
          <table:table-cell office:value-type="float" office:value="32.0345020425093" calcext:value-type="float">
            <text:p>32.03450204250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243.531207343341" calcext:value-type="float">
            <text:p>243.531207343341</text:p>
          </table:table-cell>
          <table:table-cell office:value-type="float" office:value="17.6681472961469" calcext:value-type="float">
            <text:p>17.66814729614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249.89588437948" calcext:value-type="float">
            <text:p>249.89588437948</text:p>
          </table:table-cell>
          <table:table-cell office:value-type="float" office:value="23.4847811186156" calcext:value-type="float">
            <text:p>23.48478111861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315.20960284274" calcext:value-type="float">
            <text:p>315.20960284274</text:p>
          </table:table-cell>
          <table:table-cell office:value-type="float" office:value="51.0346532728048" calcext:value-type="float">
            <text:p>51.03465327280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315.20960284274" calcext:value-type="float">
            <text:p>315.20960284274</text:p>
          </table:table-cell>
          <table:table-cell office:value-type="float" office:value="59.6047538592713" calcext:value-type="float">
            <text:p>59.60475385927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323.447591487682" calcext:value-type="float">
            <text:p>323.447591487682</text:p>
          </table:table-cell>
          <table:table-cell office:value-type="float" office:value="36.4584123707073" calcext:value-type="float">
            <text:p>36.45841237070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349.476008599105" calcext:value-type="float">
            <text:p>349.476008599105</text:p>
          </table:table-cell>
          <table:table-cell office:value-type="float" office:value="67.836069141083" calcext:value-type="float">
            <text:p>67.8360691410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358.609548201183" calcext:value-type="float">
            <text:p>358.609548201183</text:p>
          </table:table-cell>
          <table:table-cell office:value-type="float" office:value="27.4285119667869" calcext:value-type="float">
            <text:p>27.42851196678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418.647728828995" calcext:value-type="float">
            <text:p>418.647728828995</text:p>
          </table:table-cell>
          <table:table-cell office:value-type="float" office:value="49.7312314582438" calcext:value-type="float">
            <text:p>49.73123145824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440.816358969358" calcext:value-type="float">
            <text:p>440.816358969358</text:p>
          </table:table-cell>
          <table:table-cell office:value-type="float" office:value="46.017322765138" calcext:value-type="float">
            <text:p>46.0173227651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476.289654683264" calcext:value-type="float">
            <text:p>476.289654683264</text:p>
          </table:table-cell>
          <table:table-cell office:value-type="float" office:value="35.5272668262432" calcext:value-type="float">
            <text:p>35.52726682624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476.289654683264" calcext:value-type="float">
            <text:p>476.289654683264</text:p>
          </table:table-cell>
          <table:table-cell office:value-type="float" office:value="73.3108980044444" calcext:value-type="float">
            <text:p>73.31089800444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616.475705633717" calcext:value-type="float">
            <text:p>616.475705633717</text:p>
          </table:table-cell>
          <table:table-cell office:value-type="float" office:value="85.6217834458291" calcext:value-type="float">
            <text:p>85.6217834458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616.475705633717" calcext:value-type="float">
            <text:p>616.475705633717</text:p>
          </table:table-cell>
          <table:table-cell office:value-type="float" office:value="108.070675280395" calcext:value-type="float">
            <text:p>108.0706752803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616.475705633717" calcext:value-type="float">
            <text:p>616.475705633717</text:p>
          </table:table-cell>
          <table:table-cell office:value-type="float" office:value="126.218668814309" calcext:value-type="float">
            <text:p>126.2186688143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649.119909740447" calcext:value-type="float">
            <text:p>649.119909740447</text:p>
          </table:table-cell>
          <table:table-cell office:value-type="float" office:value="151.27782816797" calcext:value-type="float">
            <text:p>151.277828167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797.92263363209" calcext:value-type="float">
            <text:p>797.92263363209</text:p>
          </table:table-cell>
          <table:table-cell office:value-type="float" office:value="122.995052001278" calcext:value-type="float">
            <text:p>122.9950520012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797.92263363209" calcext:value-type="float">
            <text:p>797.92263363209</text:p>
          </table:table-cell>
          <table:table-cell office:value-type="float" office:value="288.851187492275" calcext:value-type="float">
            <text:p>288.8511874922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797.92263363209" calcext:value-type="float">
            <text:p>797.92263363209</text:p>
          </table:table-cell>
          <table:table-cell office:value-type="float" office:value="355.272668262433" calcext:value-type="float">
            <text:p>355.2726682624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840.174986929434" calcext:value-type="float">
            <text:p>840.174986929434</text:p>
          </table:table-cell>
          <table:table-cell office:value-type="float" office:value="211.759399447089" calcext:value-type="float">
            <text:p>211.7593994470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006.47066305609" calcext:value-type="float">
            <text:p>1006.47066305609</text:p>
          </table:table-cell>
          <table:table-cell office:value-type="float" office:value="383.94557167789" calcext:value-type="float">
            <text:p>383.945571677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059.76624867607" calcext:value-type="float">
            <text:p>1059.76624867607</text:p>
          </table:table-cell>
          <table:table-cell office:value-type="float" office:value="472.234055541825" calcext:value-type="float">
            <text:p>472.2340555418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302.70457505476" calcext:value-type="float">
            <text:p>1302.70457505476</text:p>
          </table:table-cell>
          <table:table-cell office:value-type="float" office:value="320.345020425092" calcext:value-type="float">
            <text:p>320.3450204250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336.75069991971" calcext:value-type="float">
            <text:p>1336.75069991971</text:p>
          </table:table-cell>
          <table:table-cell office:value-type="float" office:value="364.584123707073" calcext:value-type="float">
            <text:p>364.5841237070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336.75069991971" calcext:value-type="float">
            <text:p>1336.75069991971</text:p>
          </table:table-cell>
          <table:table-cell office:value-type="float" office:value="678.36069141083" calcext:value-type="float">
            <text:p>678.360691410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371.68661871071" calcext:value-type="float">
            <text:p>1371.68661871071</text:p>
          </table:table-cell>
          <table:table-cell office:value-type="float" office:value="497.312314582439" calcext:value-type="float">
            <text:p>497.3123145824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643.18429150627" calcext:value-type="float">
            <text:p>1643.18429150627</text:p>
          </table:table-cell>
          <table:table-cell office:value-type="float" office:value="792.27582527525" calcext:value-type="float">
            <text:p>792.275825275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1821.81469856697" calcext:value-type="float">
            <text:p>1821.81469856697</text:p>
          </table:table-cell>
          <table:table-cell office:value-type="float" office:value="580.82452218141" calcext:value-type="float">
            <text:p>580.824522181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2126.82174729621" calcext:value-type="float">
            <text:p>2126.82174729621</text:p>
          </table:table-cell>
          <table:table-cell office:value-type="float" office:value="752.323268712176" calcext:value-type="float">
            <text:p>752.3232687121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e</text:p>
          </table:table-cell>
          <table:table-cell office:value-type="float" office:value="2358.02833588696" calcext:value-type="float">
            <text:p>2358.02833588696</text:p>
          </table:table-cell>
          <table:table-cell office:value-type="float" office:value="901.687771231701" calcext:value-type="float">
            <text:p>901.6877712317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5668.93399699922" calcext:value-type="float">
            <text:p>5668.93399699922</text:p>
          </table:table-cell>
          <table:table-cell office:value-type="float" office:value="1677.71852956734" calcext:value-type="float">
            <text:p>1677.718529567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6285.2032692401" calcext:value-type="float">
            <text:p>6285.2032692401</text:p>
          </table:table-cell>
          <table:table-cell office:value-type="float" office:value="2010.8088432108" calcext:value-type="float">
            <text:p>2010.80884321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7726.00850821289" calcext:value-type="float">
            <text:p>7726.00850821289</text:p>
          </table:table-cell>
          <table:table-cell office:value-type="float" office:value="1909.40860924809" calcext:value-type="float">
            <text:p>1909.408609248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8135.12341147283" calcext:value-type="float">
            <text:p>8135.12341147283</text:p>
          </table:table-cell>
          <table:table-cell office:value-type="float" office:value="2672.7989507129" calcext:value-type="float">
            <text:p>2672.79895071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8565.9021536855" calcext:value-type="float">
            <text:p>8565.9021536855</text:p>
          </table:table-cell>
          <table:table-cell office:value-type="float" office:value="1959.452912621" calcext:value-type="float">
            <text:p>1959.4529126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9255.21590979135" calcext:value-type="float">
            <text:p>9255.21590979135</text:p>
          </table:table-cell>
          <table:table-cell office:value-type="float" office:value="3461.99026800519" calcext:value-type="float">
            <text:p>3461.990268005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9745.30684841238" calcext:value-type="float">
            <text:p>9745.30684841238</text:p>
          </table:table-cell>
          <table:table-cell office:value-type="float" office:value="5960.47538592714" calcext:value-type="float">
            <text:p>5960.475385927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0000" calcext:value-type="float">
            <text:p>10000</text:p>
          </table:table-cell>
          <table:table-cell office:value-type="float" office:value="2473.19538235342" calcext:value-type="float">
            <text:p>2473.195382353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0000" calcext:value-type="float">
            <text:p>10000</text:p>
          </table:table-cell>
          <table:table-cell office:value-type="float" office:value="2888.51187492276" calcext:value-type="float">
            <text:p>2888.51187492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1087.0990429014" calcext:value-type="float">
            <text:p>11087.0990429014</text:p>
          </table:table-cell>
          <table:table-cell office:value-type="float" office:value="4484.20432541918" calcext:value-type="float">
            <text:p>4484.204325419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1674.1935882346" calcext:value-type="float">
            <text:p>11674.1935882346</text:p>
          </table:table-cell>
          <table:table-cell office:value-type="float" office:value="7523.23268712176" calcext:value-type="float">
            <text:p>7523.232687121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1979.2981071052" calcext:value-type="float">
            <text:p>11979.2981071052</text:p>
          </table:table-cell>
          <table:table-cell office:value-type="float" office:value="2410.03012881874" calcext:value-type="float">
            <text:p>2410.030128818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2943.2940558761" calcext:value-type="float">
            <text:p>12943.2940558761</text:p>
          </table:table-cell>
          <table:table-cell office:value-type="float" office:value="6277.0098331558" calcext:value-type="float">
            <text:p>6277.00983315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5505.1577983263" calcext:value-type="float">
            <text:p>15505.1577983263</text:p>
          </table:table-cell>
          <table:table-cell office:value-type="float" office:value="5515.34944189287" calcext:value-type="float">
            <text:p>5515.349441892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5910.3843927215" calcext:value-type="float">
            <text:p>15910.3843927215</text:p>
          </table:table-cell>
          <table:table-cell office:value-type="float" office:value="6961.40064601457" calcext:value-type="float">
            <text:p>6961.400646014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7190.7220185857" calcext:value-type="float">
            <text:p>17190.7220185857</text:p>
          </table:table-cell>
          <table:table-cell office:value-type="float" office:value="5960.47538592714" calcext:value-type="float">
            <text:p>5960.475385927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9557.6435512747" calcext:value-type="float">
            <text:p>19557.6435512747</text:p>
          </table:table-cell>
          <table:table-cell office:value-type="float" office:value="6961.40064601457" calcext:value-type="float">
            <text:p>6961.400646014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19557.6435512747" calcext:value-type="float">
            <text:p>19557.6435512747</text:p>
          </table:table-cell>
          <table:table-cell office:value-type="float" office:value="8130.40836788793" calcext:value-type="float">
            <text:p>8130.408367887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22831.9716947268" calcext:value-type="float">
            <text:p>22831.9716947268</text:p>
          </table:table-cell>
          <table:table-cell office:value-type="float" office:value="6277.0098331558" calcext:value-type="float">
            <text:p>6277.00983315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24040.9918350997" calcext:value-type="float">
            <text:p>24040.9918350997</text:p>
          </table:table-cell>
          <table:table-cell office:value-type="float" office:value="13998.0459801395" calcext:value-type="float">
            <text:p>13998.04598013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24040.9918350997" calcext:value-type="float">
            <text:p>24040.9918350997</text:p>
          </table:table-cell>
          <table:table-cell office:value-type="float" office:value="17668.1472961469" calcext:value-type="float">
            <text:p>17668.14729614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25975.6142584055" calcext:value-type="float">
            <text:p>25975.6142584055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26654.4857565333" calcext:value-type="float">
            <text:p>26654.4857565333</text:p>
          </table:table-cell>
          <table:table-cell office:value-type="float" office:value="7720.4115084153" calcext:value-type="float">
            <text:p>7720.41150841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31930.2030769103" calcext:value-type="float">
            <text:p>31930.2030769103</text:p>
          </table:table-cell>
          <table:table-cell office:value-type="float" office:value="22300.5003213479" calcext:value-type="float">
            <text:p>22300.50032134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43516.6507092442" calcext:value-type="float">
            <text:p>43516.6507092442</text:p>
          </table:table-cell>
          <table:table-cell office:value-type="float" office:value="19094.0860924809" calcext:value-type="float">
            <text:p>19094.08609248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65754.7560491638" calcext:value-type="float">
            <text:p>65754.7560491638</text:p>
          </table:table-cell>
          <table:table-cell office:value-type="float" office:value="28885.1187492276" calcext:value-type="float">
            <text:p>28885.1187492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69236.6640267874" calcext:value-type="float">
            <text:p>69236.6640267874</text:p>
          </table:table-cell>
          <table:table-cell office:value-type="float" office:value="34619.9026800519" calcext:value-type="float">
            <text:p>34619.90268005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74808.2645522509" calcext:value-type="float">
            <text:p>74808.2645522509</text:p>
          </table:table-cell>
          <table:table-cell office:value-type="float" office:value="43696.7803075706" calcext:value-type="float">
            <text:p>43696.78030757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hibians</text:p>
          </table:table-cell>
          <table:table-cell office:value-type="float" office:value="80828.2219252272" calcext:value-type="float">
            <text:p>80828.2219252272</text:p>
          </table:table-cell>
          <table:table-cell office:value-type="float" office:value="37413.9626077478" calcext:value-type="float">
            <text:p>37413.96260774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421356.657221445" calcext:value-type="float">
            <text:p>421356.657221445</text:p>
          </table:table-cell>
          <table:table-cell office:value-type="float" office:value="195945.2912621" calcext:value-type="float">
            <text:p>195945.29126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455263.99527393" calcext:value-type="float">
            <text:p>455263.99527393</text:p>
          </table:table-cell>
          <table:table-cell office:value-type="float" office:value="61166.9539929429" calcext:value-type="float">
            <text:p>61166.95399294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479371.564555822" calcext:value-type="float">
            <text:p>479371.564555822</text:p>
          </table:table-cell>
          <table:table-cell office:value-type="float" office:value="151277.82816797" calcext:value-type="float">
            <text:p>151277.828167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491899.918609457" calcext:value-type="float">
            <text:p>491899.918609457</text:p>
          </table:table-cell>
          <table:table-cell office:value-type="float" office:value="167771.852956734" calcext:value-type="float">
            <text:p>167771.8529567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574253.487588363" calcext:value-type="float">
            <text:p>574253.487588363</text:p>
          </table:table-cell>
          <table:table-cell office:value-type="float" office:value="281473.94644536" calcext:value-type="float">
            <text:p>281473.946445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589261.576388346" calcext:value-type="float">
            <text:p>589261.576388346</text:p>
          </table:table-cell>
          <table:table-cell office:value-type="float" office:value="122995.052001278" calcext:value-type="float">
            <text:p>122995.0520012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589261.576388346" calcext:value-type="float">
            <text:p>589261.576388346</text:p>
          </table:table-cell>
          <table:table-cell office:value-type="float" office:value="132921.583259255" calcext:value-type="float">
            <text:p>132921.583259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653320.145959377" calcext:value-type="float">
            <text:p>653320.145959377</text:p>
          </table:table-cell>
          <table:table-cell office:value-type="float" office:value="186064.243421599" calcext:value-type="float">
            <text:p>186064.2434215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687915.371686584" calcext:value-type="float">
            <text:p>687915.371686584</text:p>
          </table:table-cell>
          <table:table-cell office:value-type="float" office:value="228849.81295218" calcext:value-type="float">
            <text:p>228849.812952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782631.678782488" calcext:value-type="float">
            <text:p>782631.678782488</text:p>
          </table:table-cell>
          <table:table-cell office:value-type="float" office:value="151277.82816797" calcext:value-type="float">
            <text:p>151277.828167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782631.678782488" calcext:value-type="float">
            <text:p>782631.678782488</text:p>
          </table:table-cell>
          <table:table-cell office:value-type="float" office:value="304190.79466188" calcext:value-type="float">
            <text:p>304190.794661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824074.330989365" calcext:value-type="float">
            <text:p>824074.330989365</text:p>
          </table:table-cell>
          <table:table-cell office:value-type="float" office:value="217309.469545583" calcext:value-type="float">
            <text:p>217309.4695455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937537.818819962" calcext:value-type="float">
            <text:p>937537.818819962</text:p>
          </table:table-cell>
          <table:table-cell office:value-type="float" office:value="312163.428878344" calcext:value-type="float">
            <text:p>312163.4288783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937537.818819962" calcext:value-type="float">
            <text:p>937537.818819962</text:p>
          </table:table-cell>
          <table:table-cell office:value-type="float" office:value="337357.125567263" calcext:value-type="float">
            <text:p>337357.1255672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1012983.19559257" calcext:value-type="float">
            <text:p>1012983.19559257</text:p>
          </table:table-cell>
          <table:table-cell office:value-type="float" office:value="394008.524455347" calcext:value-type="float">
            <text:p>394008.5244553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962040.327106478" calcext:value-type="float">
            <text:p>962040.327106478</text:p>
          </table:table-cell>
          <table:table-cell office:value-type="float" office:value="551534.944189287" calcext:value-type="float">
            <text:p>551534.9441892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1094499.79931954" calcext:value-type="float">
            <text:p>1094499.79931954</text:p>
          </table:table-cell>
          <table:table-cell office:value-type="float" office:value="537448.776621806" calcext:value-type="float">
            <text:p>537448.776621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2086064.49347196" calcext:value-type="float">
            <text:p>2086064.49347196</text:p>
          </table:table-cell>
          <table:table-cell office:value-type="float" office:value="1053105.57073619" calcext:value-type="float">
            <text:p>1053105.570736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2843030.45930267" calcext:value-type="float">
            <text:p>2843030.45930267</text:p>
          </table:table-cell>
          <table:table-cell office:value-type="float" office:value="1552427.1734348" calcext:value-type="float">
            <text:p>1552427.17343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2993577.29472049" calcext:value-type="float">
            <text:p>2993577.29472049</text:p>
          </table:table-cell>
          <table:table-cell office:value-type="float" office:value="1329215.83259255" calcext:value-type="float">
            <text:p>1329215.83259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3152096.0284274" calcext:value-type="float">
            <text:p>3152096.0284274</text:p>
          </table:table-cell>
          <table:table-cell office:value-type="float" office:value="1813121.74420775" calcext:value-type="float">
            <text:p>1813121.744207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3234475.91487682" calcext:value-type="float">
            <text:p>3234475.91487682</text:p>
          </table:table-cell>
          <table:table-cell office:value-type="float" office:value="1512778.2816797" calcext:value-type="float">
            <text:p>1512778.28167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3586095.48201184" calcext:value-type="float">
            <text:p>3586095.48201184</text:p>
          </table:table-cell>
          <table:table-cell office:value-type="float" office:value="1721690.39324354" calcext:value-type="float">
            <text:p>1721690.393243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3874675.12045614" calcext:value-type="float">
            <text:p>3874675.12045614</text:p>
          </table:table-cell>
          <table:table-cell office:value-type="float" office:value="2063510.77787642" calcext:value-type="float">
            <text:p>2063510.777876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4887374.63162443" calcext:value-type="float">
            <text:p>4887374.63162443</text:p>
          </table:table-cell>
          <table:table-cell office:value-type="float" office:value="2473195.38235342" calcext:value-type="float">
            <text:p>2473195.382353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5854731.76733326" calcext:value-type="float">
            <text:p>5854731.76733326</text:p>
          </table:table-cell>
          <table:table-cell office:value-type="float" office:value="2964217.81018708" calcext:value-type="float">
            <text:p>2964217.810187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530643.14055636" calcext:value-type="float">
            <text:p>1530643.14055636</text:p>
          </table:table-cell>
          <table:table-cell office:value-type="float" office:value="834350.08515698" calcext:value-type="float">
            <text:p>834350.085156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786902.43373583" calcext:value-type="float">
            <text:p>1786902.43373583</text:p>
          </table:table-cell>
          <table:table-cell office:value-type="float" office:value="1109031.3431156" calcext:value-type="float">
            <text:p>1109031.34311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196527.75176808" calcext:value-type="float">
            <text:p>2196527.75176808</text:p>
          </table:table-cell>
          <table:table-cell office:value-type="float" office:value="1295267.74435533" calcext:value-type="float">
            <text:p>1295267.744355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196527.75176808" calcext:value-type="float">
            <text:p>2196527.75176808</text:p>
          </table:table-cell>
          <table:table-cell office:value-type="float" office:value="1512778.2816797" calcext:value-type="float">
            <text:p>1512778.28167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253933.90473479" calcext:value-type="float">
            <text:p>2253933.90473479</text:p>
          </table:table-cell>
          <table:table-cell office:value-type="float" office:value="901687.771231703" calcext:value-type="float">
            <text:p>901687.7712317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564269.01960703" calcext:value-type="float">
            <text:p>2564269.01960703</text:p>
          </table:table-cell>
          <table:table-cell office:value-type="float" office:value="1813121.74420775" calcext:value-type="float">
            <text:p>1813121.744207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631286.07389595" calcext:value-type="float">
            <text:p>2631286.07389595</text:p>
          </table:table-cell>
          <table:table-cell office:value-type="float" office:value="1109031.3431156" calcext:value-type="float">
            <text:p>1109031.34311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079850.57882949" calcext:value-type="float">
            <text:p>4079850.57882949</text:p>
          </table:table-cell>
          <table:table-cell office:value-type="float" office:value="1329215.83259255" calcext:value-type="float">
            <text:p>1329215.83259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186477.28828996" calcext:value-type="float">
            <text:p>4186477.28828996</text:p>
          </table:table-cell>
          <table:table-cell office:value-type="float" office:value="1109031.3431156" calcext:value-type="float">
            <text:p>1109031.34311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295890.68195629" calcext:value-type="float">
            <text:p>4295890.68195629</text:p>
          </table:table-cell>
          <table:table-cell office:value-type="float" office:value="901687.771231703" calcext:value-type="float">
            <text:p>901687.7712317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641588.83361278" calcext:value-type="float">
            <text:p>4641588.83361278</text:p>
          </table:table-cell>
          <table:table-cell office:value-type="float" office:value="1512778.2816797" calcext:value-type="float">
            <text:p>1512778.28167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887374.63162443" calcext:value-type="float">
            <text:p>4887374.63162443</text:p>
          </table:table-cell>
          <table:table-cell office:value-type="float" office:value="1813121.74420775" calcext:value-type="float">
            <text:p>1813121.744207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887374.63162443" calcext:value-type="float">
            <text:p>4887374.63162443</text:p>
          </table:table-cell>
          <table:table-cell office:value-type="float" office:value="2888511.87492276" calcext:value-type="float">
            <text:p>2888511.87492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5015105.94550508" calcext:value-type="float">
            <text:p>5015105.94550508</text:p>
          </table:table-cell>
          <table:table-cell office:value-type="float" office:value="949572.414948806" calcext:value-type="float">
            <text:p>949572.414948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5418680.66005835" calcext:value-type="float">
            <text:p>5418680.66005835</text:p>
          </table:table-cell>
          <table:table-cell office:value-type="float" office:value="1138098.30171006" calcext:value-type="float">
            <text:p>1138098.30171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5854731.76733326" calcext:value-type="float">
            <text:p>5854731.76733326</text:p>
          </table:table-cell>
          <table:table-cell office:value-type="float" office:value="1329215.83259255" calcext:value-type="float">
            <text:p>1329215.83259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6007744.91599212" calcext:value-type="float">
            <text:p>6007744.91599212</text:p>
          </table:table-cell>
          <table:table-cell office:value-type="float" office:value="2173094.69545583" calcext:value-type="float">
            <text:p>2173094.695455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6007744.91599212" calcext:value-type="float">
            <text:p>6007744.91599212</text:p>
          </table:table-cell>
          <table:table-cell office:value-type="float" office:value="3203450.20425094" calcext:value-type="float">
            <text:p>3203450.204250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6164757.05633716" calcext:value-type="float">
            <text:p>6164757.05633716</text:p>
          </table:table-cell>
          <table:table-cell office:value-type="float" office:value="1474142.02011063" calcext:value-type="float">
            <text:p>1474142.020110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6164757.05633716" calcext:value-type="float">
            <text:p>6164757.05633716</text:p>
          </table:table-cell>
          <table:table-cell office:value-type="float" office:value="1677718.52956735" calcext:value-type="float">
            <text:p>1677718.529567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7013557.7178024" calcext:value-type="float">
            <text:p>7013557.7178024</text:p>
          </table:table-cell>
          <table:table-cell office:value-type="float" office:value="4722340.55541825" calcext:value-type="float">
            <text:p>4722340.555418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7196856.73001151" calcext:value-type="float">
            <text:p>7196856.73001151</text:p>
          </table:table-cell>
          <table:table-cell office:value-type="float" office:value="1959452.912621" calcext:value-type="float">
            <text:p>1959452.9126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7196856.73001151" calcext:value-type="float">
            <text:p>7196856.73001151</text:p>
          </table:table-cell>
          <table:table-cell office:value-type="float" office:value="5960475.38592714" calcext:value-type="float">
            <text:p>5960475.385927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7384946.25357434" calcext:value-type="float">
            <text:p>7384946.25357434</text:p>
          </table:table-cell>
          <table:table-cell office:value-type="float" office:value="3121634.28878344" calcext:value-type="float">
            <text:p>3121634.288783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8621329.22029345" calcext:value-type="float">
            <text:p>8621329.22029345</text:p>
          </table:table-cell>
          <table:table-cell office:value-type="float" office:value="7143854.230932" calcext:value-type="float">
            <text:p>7143854.2309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8846647.26765167" calcext:value-type="float">
            <text:p>8846647.26765167</text:p>
          </table:table-cell>
          <table:table-cell office:value-type="float" office:value="2473195.38235342" calcext:value-type="float">
            <text:p>2473195.382353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0327747.2809392" calcext:value-type="float">
            <text:p>10327747.2809392</text:p>
          </table:table-cell>
          <table:table-cell office:value-type="float" office:value="8130408.36788795" calcext:value-type="float">
            <text:p>8130408.36788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2056812.1088048" calcext:value-type="float">
            <text:p>12056812.1088048</text:p>
          </table:table-cell>
          <table:table-cell office:value-type="float" office:value="4601732.27651381" calcext:value-type="float">
            <text:p>4601732.276513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2695255.8167393" calcext:value-type="float">
            <text:p>12695255.8167393</text:p>
          </table:table-cell>
          <table:table-cell office:value-type="float" office:value="9495724.14948806" calcext:value-type="float">
            <text:p>9495724.14948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3027045.7505476" calcext:value-type="float">
            <text:p>13027045.7505476</text:p>
          </table:table-cell>
          <table:table-cell office:value-type="float" office:value="11090313.431156" calcext:value-type="float">
            <text:p>11090313.4311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5605486.4500707" calcext:value-type="float">
            <text:p>15605486.4500707</text:p>
          </table:table-cell>
          <table:table-cell office:value-type="float" office:value="8562178.34458293" calcext:value-type="float">
            <text:p>8562178.344582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6431842.9150628" calcext:value-type="float">
            <text:p>16431842.9150628</text:p>
          </table:table-cell>
          <table:table-cell office:value-type="float" office:value="5960475.38592714" calcext:value-type="float">
            <text:p>5960475.385927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6431842.9150628" calcext:value-type="float">
            <text:p>16431842.9150628</text:p>
          </table:table-cell>
          <table:table-cell office:value-type="float" office:value="13292158.3259255" calcext:value-type="float">
            <text:p>13292158.3259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9182851.5201904" calcext:value-type="float">
            <text:p>19182851.5201904</text:p>
          </table:table-cell>
          <table:table-cell office:value-type="float" office:value="6441525.99949322" calcext:value-type="float">
            <text:p>6441525.999493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9684194.4728661" calcext:value-type="float">
            <text:p>19684194.4728661</text:p>
          </table:table-cell>
          <table:table-cell office:value-type="float" office:value="16348697.0450642" calcext:value-type="float">
            <text:p>16348697.04506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1824061.3700398" calcext:value-type="float">
            <text:p>21824061.3700398</text:p>
          </table:table-cell>
          <table:table-cell office:value-type="float" office:value="21730946.9545583" calcext:value-type="float">
            <text:p>21730946.95455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2394432.2221062" calcext:value-type="float">
            <text:p>22394432.2221062</text:p>
          </table:table-cell>
          <table:table-cell office:value-type="float" office:value="11985376.6157626" calcext:value-type="float">
            <text:p>11985376.61576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2979709.6904697" calcext:value-type="float">
            <text:p>22979709.6904697</text:p>
          </table:table-cell>
          <table:table-cell office:value-type="float" office:value="9495724.14948806" calcext:value-type="float">
            <text:p>9495724.14948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6143693.7059466" calcext:value-type="float">
            <text:p>26143693.7059466</text:p>
          </table:table-cell>
          <table:table-cell office:value-type="float" office:value="20108088.4321081" calcext:value-type="float">
            <text:p>20108088.43210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32136812.6623335" calcext:value-type="float">
            <text:p>32136812.6623335</text:p>
          </table:table-cell>
          <table:table-cell office:value-type="float" office:value="13292158.3259255" calcext:value-type="float">
            <text:p>13292158.3259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32976706.8007397" calcext:value-type="float">
            <text:p>32976706.8007397</text:p>
          </table:table-cell>
          <table:table-cell office:value-type="float" office:value="9495724.14948806" calcext:value-type="float">
            <text:p>9495724.14948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39503780.1356664" calcext:value-type="float">
            <text:p>39503780.1356664</text:p>
          </table:table-cell>
          <table:table-cell office:value-type="float" office:value="28885118.7492276" calcext:value-type="float">
            <text:p>28885118.7492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4942897.1037979" calcext:value-type="float">
            <text:p>44942897.1037979</text:p>
          </table:table-cell>
          <table:table-cell office:value-type="float" office:value="17668147.296147" calcext:value-type="float">
            <text:p>17668147.2961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4942897.1037979" calcext:value-type="float">
            <text:p>44942897.1037979</text:p>
          </table:table-cell>
          <table:table-cell office:value-type="float" office:value="35527266.8262433" calcext:value-type="float">
            <text:p>35527266.82624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48559533.9339966" calcext:value-type="float">
            <text:p>48559533.9339966</text:p>
          </table:table-cell>
          <table:table-cell office:value-type="float" office:value="22300500.3213479" calcext:value-type="float">
            <text:p>22300500.32134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56689339.9699923" calcext:value-type="float">
            <text:p>56689339.9699923</text:p>
          </table:table-cell>
          <table:table-cell office:value-type="float" office:value="39400852.4455347" calcext:value-type="float">
            <text:p>39400852.44553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58170913.2937437" calcext:value-type="float">
            <text:p>58170913.2937437</text:p>
          </table:table-cell>
          <table:table-cell office:value-type="float" office:value="30419079.466188" calcext:value-type="float">
            <text:p>30419079.4661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59691207.4689782" calcext:value-type="float">
            <text:p>59691207.4689782</text:p>
          </table:table-cell>
          <table:table-cell office:value-type="float" office:value="26045358.3467541" calcext:value-type="float">
            <text:p>26045358.34675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71505876.8643954" calcext:value-type="float">
            <text:p>71505876.8643954</text:p>
          </table:table-cell>
          <table:table-cell office:value-type="float" office:value="39400852.4455347" calcext:value-type="float">
            <text:p>39400852.44553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02613495.455293" calcext:value-type="float">
            <text:p>102613495.455293</text:p>
          </table:table-cell>
          <table:table-cell office:value-type="float" office:value="49731231.458244" calcext:value-type="float">
            <text:p>49731231.4582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08047182.231813" calcext:value-type="float">
            <text:p>108047182.231813</text:p>
          </table:table-cell>
          <table:table-cell office:value-type="float" office:value="62770098.3315582" calcext:value-type="float">
            <text:p>62770098.33155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26136372.203744" calcext:value-type="float">
            <text:p>126136372.203744</text:p>
          </table:table-cell>
          <table:table-cell office:value-type="float" office:value="46017322.7651382" calcext:value-type="float">
            <text:p>46017322.76513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26136372.203744" calcext:value-type="float">
            <text:p>126136372.203744</text:p>
          </table:table-cell>
          <table:table-cell office:value-type="float" office:value="79227582.5275254" calcext:value-type="float">
            <text:p>79227582.52752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132815664.577917" calcext:value-type="float">
            <text:p>132815664.577917</text:p>
          </table:table-cell>
          <table:table-cell office:value-type="float" office:value="58082452.2181411" calcext:value-type="float">
            <text:p>58082452.21814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mals</text:p>
          </table:table-cell>
          <table:table-cell office:value-type="float" office:value="287994207.983142" calcext:value-type="float">
            <text:p>287994207.983142</text:p>
          </table:table-cell>
          <table:table-cell office:value-type="float" office:value="147414202.011063" calcext:value-type="float">
            <text:p>147414202.011063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'Simulation Data'.A1:'Simulation Data'.C2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9:58:09.776820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4:50:46.810000000</meta:creation-date>
    <dc:date>2022-03-16T10:00:44.288993934</dc:date>
    <meta:editing-duration>PT1H59M14S</meta:editing-duration>
    <meta:editing-cycles>30</meta:editing-cycles>
    <meta:generator>LibreOffice/7.2.6.2$Linux_X86_64 LibreOffice_project/20$Build-2</meta:generator>
    <meta:document-statistic meta:table-count="2" meta:cell-count="560" meta:object-count="0"/>
  </office:meta>
</office:document-meta>
</file>